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1949in" svg:height="3.5453in" svg:x="3.9134in" svg:y="0.0417in">
            <draw:object draw:notify-on-update-of-ranges="Sheet1.A2:Sheet1.A17 Sheet1.D1:Sheet1.D1 Sheet1.D2:Sheet1.D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ACS Suffolk County</text:p>
          </table:table-cell>
          <table:table-cell office:value-type="string" calcext:value-type="string">
            <text:p>2014 Population Estimates Boston Metro </text:p>
          </table:table-cell>
          <table:table-cell office:value-type="string" calcext:value-type="string">
            <text:p>2013 Population Estimates Boston <text:s/>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554948" calcext:value-type="float">
            <text:p>554948</text:p>
          </table:table-cell>
          <table:table-cell office:value-type="string" calcext:value-type="string">
            <text:p>ACS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/>
          <table:table-cell office:value-type="float" office:value="555249" calcext:value-type="float">
            <text:p>555249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590433" calcext:value-type="float">
            <text:p>590433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602380" calcext:value-type="float">
            <text:p>602380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607931" calcext:value-type="float">
            <text:p>60793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607871" calcext:value-type="float">
            <text:p>607871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607367" calcext:value-type="float">
            <text:p>607367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609690" calcext:value-type="float">
            <text:p>609690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612192" calcext:value-type="float">
            <text:p>612192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622748" calcext:value-type="float">
            <text:p>622748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32684" calcext:value-type="float">
            <text:p>732684</text:p>
          </table:table-cell>
          <table:table-cell/>
          <table:table-cell office:value-type="float" office:value="636748" calcext:value-type="float">
            <text:p>636748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53580" calcext:value-type="float">
            <text:p>753580</text:p>
          </table:table-cell>
          <table:table-cell/>
          <table:table-cell office:value-type="float" office:value="645169" calcext:value-type="float">
            <text:p>645169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23323" calcext:value-type="float">
            <text:p>723323</text:p>
          </table:table-cell>
          <table:table-cell office:value-type="float" office:value="1893820" calcext:value-type="float">
            <text:p>1893820</text:p>
          </table:table-cell>
          <table:table-cell office:value-type="float" office:value="620451" calcext:value-type="float">
            <text:p>620451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30932" calcext:value-type="float">
            <text:p>730932</text:p>
          </table:table-cell>
          <table:table-cell office:value-type="float" office:value="1913683" calcext:value-type="float">
            <text:p>1913683</text:p>
          </table:table-cell>
          <table:table-cell office:value-type="float" office:value="629064" calcext:value-type="float">
            <text:p>629064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44426" calcext:value-type="float">
            <text:p>744426</text:p>
          </table:table-cell>
          <table:table-cell office:value-type="float" office:value="1931329" calcext:value-type="float">
            <text:p>1931329</text:p>
          </table:table-cell>
          <table:table-cell office:value-type="float" office:value="637845" calcext:value-type="float">
            <text:p>637845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55503" calcext:value-type="float">
            <text:p>755503</text:p>
          </table:table-cell>
          <table:table-cell office:value-type="float" office:value="1952438" calcext:value-type="float">
            <text:p>1952438</text:p>
          </table:table-cell>
          <table:table-cell office:value-type="float" office:value="645966" calcext:value-type="float">
            <text:p>645966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office:value-type="float" office:value="1966530" calcext:value-type="float">
            <text:p>196653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10:34:32.942166439</meta:creation-date>
    <dc:date>2015-04-02T11:35:44.825472134</dc:date>
    <meta:editing-duration>PT8M27S</meta:editing-duration>
    <meta:editing-cycles>1</meta:editing-cycles>
    <meta:document-statistic meta:table-count="1" meta:cell-count="49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656cm" svg:height="9.006cm" xlink:href=".." xlink:type="simple" chart:class="chart:line" chart:style-name="ch1">
        <chart:title svg:x="2.744cm" svg:y="0.316cm" chart:style-name="ch2">
          <text:p>Population of Boston City</text:p>
        </chart:title>
        <chart:plot-area chart:style-name="ch3" table:cell-range-address="Sheet1.A2:Sheet1.A17 Sheet1.D1:Sheet1.D17" chart:data-source-has-labels="both" svg:x="1.224cm" svg:y="1.301cm" svg:width="9.219cm" svg:height="6.544cm">
          <chartooo:coordinate-region svg:x="2.586cm" svg:y="1.5cm" svg:width="7.485cm" svg:height="5.3cm"/>
          <chart:axis chart:dimension="x" chart:name="primary-x" chart:style-name="ch4" chartooo:axis-type="auto">
            <chartooo:date-scale/>
            <chart:title svg:x="5.458cm" svg:y="8.025cm" chart:style-name="ch5">
              <text:p>Year</text:p>
            </chart:title>
            <chart:categories table:cell-range-address="Sheet1.A2:Sheet1.A17"/>
          </chart:axis>
          <chart:axis chart:dimension="y" chart:name="primary-y" chart:style-name="ch4">
            <chart:title svg:x="0.451cm" svg:y="5.411cm" chart:style-name="ch6">
              <text:p>Population</text:p>
            </chart:title>
            <chart:grid chart:style-name="ch7" chart:class="major"/>
          </chart:axis>
          <chart:series chart:style-name="ch8" chart:values-cell-range-address="Sheet1.D2:Sheet1.D17" chart:label-cell-address="Sheet1.D1:Sheet1.D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3 Population Estimates Boston  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998">
                <text:p>2000</text:p>
                <draw:g>
                  <svg:desc>Sheet1.A2:Sheet1.A17</svg:desc>
                </draw:g>
              </table:table-cell>
              <table:table-cell office:value-type="float" office:value="554948">
                <text:p>554948</text:p>
                <draw:g>
                  <svg:desc>Sheet1.D2:Sheet1.D17</svg:desc>
                </draw:g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555249">
                <text:p>55524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90433">
                <text:p>590433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602380">
                <text:p>602380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607931">
                <text:p>607931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607871">
                <text:p>607871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607367">
                <text:p>607367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609690">
                <text:p>609690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612192">
                <text:p>612192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622748">
                <text:p>622748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636748">
                <text:p>636748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645169">
                <text:p>64516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620451">
                <text:p>620451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629064">
                <text:p>629064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637845">
                <text:p>637845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645966">
                <text:p>6459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